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fo:font-style="italic" style:font-style-asian="italic"/>
    </style:style>
    <style:style style:name="P4" style:family="paragraph" style:parent-style-name="Standard">
      <style:text-properties officeooo:paragraph-rsid="0016153b"/>
    </style:style>
    <style:style style:name="P5" style:family="paragraph" style:parent-style-name="Standard">
      <style:text-properties officeooo:paragraph-rsid="00246bd1"/>
    </style:style>
    <style:style style:name="P6" style:family="paragraph" style:parent-style-name="Standard">
      <style:text-properties officeooo:paragraph-rsid="005b8630"/>
    </style:style>
    <style:style style:name="P7" style:family="paragraph" style:parent-style-name="Standard">
      <style:text-properties officeooo:paragraph-rsid="00900897"/>
    </style:style>
    <style:style style:name="P8" style:family="paragraph" style:parent-style-name="Standard">
      <style:text-properties officeooo:paragraph-rsid="00e5dfb7"/>
    </style:style>
    <style:style style:name="P9" style:family="paragraph" style:parent-style-name="Standard">
      <style:text-properties officeooo:paragraph-rsid="00e76220"/>
    </style:style>
    <style:style style:name="P10" style:family="paragraph" style:parent-style-name="List_20_Paragraph">
      <style:text-properties fo:font-style="italic" style:font-style-asian="italic"/>
    </style:style>
    <style:style style:name="P11" style:family="paragraph" style:parent-style-name="List_20_Paragraph">
      <style:text-properties fo:font-style="italic" style:text-underline-style="solid" style:text-underline-width="auto" style:text-underline-color="font-color" style:font-style-asian="italic"/>
    </style:style>
    <style:style style:name="P12" style:family="paragraph" style:parent-style-name="List_20_Paragraph">
      <style:text-properties officeooo:paragraph-rsid="00137f5a"/>
    </style:style>
    <style:style style:name="P13" style:family="paragraph" style:parent-style-name="Standard" style:master-page-name="Standard">
      <style:paragraph-properties style:page-number="auto"/>
    </style:style>
    <style:style style:name="P14" style:family="paragraph" style:parent-style-name="Standard" style:list-style-name="L1">
      <style:paragraph-properties fo:margin-left="0in" fo:margin-right="0in" fo:text-indent="0in" style:auto-text-indent="false"/>
      <style:text-properties officeooo:rsid="004d3a51" officeooo:paragraph-rsid="004ee85d"/>
    </style:style>
    <style:style style:name="P15" style:family="paragraph" style:parent-style-name="Standard" style:list-style-name="L1">
      <style:paragraph-properties fo:margin-left="0in" fo:margin-right="0in" fo:text-indent="0in" style:auto-text-indent="false"/>
      <style:text-properties officeooo:paragraph-rsid="004ee85d"/>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abfc4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37f5a"/>
    </style:style>
    <style:style style:name="T8" style:family="text">
      <style:text-properties officeooo:rsid="0015fa13"/>
    </style:style>
    <style:style style:name="T9" style:family="text">
      <style:text-properties officeooo:rsid="0016153b"/>
    </style:style>
    <style:style style:name="T10" style:family="text">
      <style:text-properties officeooo:rsid="001775ca"/>
    </style:style>
    <style:style style:name="T11" style:family="text">
      <style:text-properties officeooo:rsid="0019121a"/>
    </style:style>
    <style:style style:name="T12" style:family="text">
      <style:text-properties officeooo:rsid="00192af2"/>
    </style:style>
    <style:style style:name="T13" style:family="text">
      <style:text-properties officeooo:rsid="00195340"/>
    </style:style>
    <style:style style:name="T14" style:family="text">
      <style:text-properties officeooo:rsid="001acf8f"/>
    </style:style>
    <style:style style:name="T15" style:family="text">
      <style:text-properties officeooo:rsid="001b5812"/>
    </style:style>
    <style:style style:name="T16" style:family="text">
      <style:text-properties officeooo:rsid="0023861f"/>
    </style:style>
    <style:style style:name="T17" style:family="text">
      <style:text-properties officeooo:rsid="00246bd1"/>
    </style:style>
    <style:style style:name="T18" style:family="text">
      <style:text-properties officeooo:rsid="00254fc4"/>
    </style:style>
    <style:style style:name="T19" style:family="text">
      <style:text-properties officeooo:rsid="00260433"/>
    </style:style>
    <style:style style:name="T20" style:family="text">
      <style:text-properties officeooo:rsid="002fe53d"/>
    </style:style>
    <style:style style:name="T21" style:family="text">
      <style:text-properties officeooo:rsid="0033d610"/>
    </style:style>
    <style:style style:name="T22" style:family="text">
      <style:text-properties officeooo:rsid="00350de9"/>
    </style:style>
    <style:style style:name="T23" style:family="text">
      <style:text-properties officeooo:rsid="00369e49"/>
    </style:style>
    <style:style style:name="T24" style:family="text">
      <style:text-properties officeooo:rsid="00370a59"/>
    </style:style>
    <style:style style:name="T25" style:family="text">
      <style:text-properties officeooo:rsid="0037f4f5"/>
    </style:style>
    <style:style style:name="T26" style:family="text">
      <style:text-properties officeooo:rsid="00394ba0"/>
    </style:style>
    <style:style style:name="T27" style:family="text">
      <style:text-properties officeooo:rsid="003b29f6"/>
    </style:style>
    <style:style style:name="T28" style:family="text">
      <style:text-properties officeooo:rsid="003bc9a2"/>
    </style:style>
    <style:style style:name="T29" style:family="text">
      <style:text-properties officeooo:rsid="003cb9a5"/>
    </style:style>
    <style:style style:name="T30" style:family="text">
      <style:text-properties officeooo:rsid="003de2db"/>
    </style:style>
    <style:style style:name="T31" style:family="text">
      <style:text-properties officeooo:rsid="003dec63"/>
    </style:style>
    <style:style style:name="T32" style:family="text">
      <style:text-properties officeooo:rsid="004b44f0"/>
    </style:style>
    <style:style style:name="T33" style:family="text">
      <style:text-properties officeooo:rsid="004cffe2"/>
    </style:style>
    <style:style style:name="T34" style:family="text">
      <style:text-properties officeooo:rsid="004ee85d"/>
    </style:style>
    <style:style style:name="T35" style:family="text">
      <style:text-properties officeooo:rsid="004f2b51"/>
    </style:style>
    <style:style style:name="T36" style:family="text">
      <style:text-properties officeooo:rsid="00555fcf"/>
    </style:style>
    <style:style style:name="T37" style:family="text">
      <style:text-properties officeooo:rsid="005afd2d"/>
    </style:style>
    <style:style style:name="T38" style:family="text">
      <style:text-properties officeooo:rsid="005b8630"/>
    </style:style>
    <style:style style:name="T39" style:family="text">
      <style:text-properties officeooo:rsid="005bc526"/>
    </style:style>
    <style:style style:name="T40" style:family="text">
      <style:text-properties officeooo:rsid="00683447"/>
    </style:style>
    <style:style style:name="T41" style:family="text">
      <style:text-properties officeooo:rsid="0069610f"/>
    </style:style>
    <style:style style:name="T42" style:family="text">
      <style:text-properties officeooo:rsid="006d8849"/>
    </style:style>
    <style:style style:name="T43" style:family="text">
      <style:text-properties officeooo:rsid="0072c2f9"/>
    </style:style>
    <style:style style:name="T44" style:family="text">
      <style:text-properties officeooo:rsid="00761fea"/>
    </style:style>
    <style:style style:name="T45" style:family="text">
      <style:text-properties officeooo:rsid="007693e6"/>
    </style:style>
    <style:style style:name="T46" style:family="text">
      <style:text-properties officeooo:rsid="007f2b24"/>
    </style:style>
    <style:style style:name="T47" style:family="text">
      <style:text-properties officeooo:rsid="0081cc34"/>
    </style:style>
    <style:style style:name="T48" style:family="text">
      <style:text-properties officeooo:rsid="0088ef28"/>
    </style:style>
    <style:style style:name="T49" style:family="text">
      <style:text-properties officeooo:rsid="00900897"/>
    </style:style>
    <style:style style:name="T50" style:family="text">
      <style:text-properties officeooo:rsid="0094b34c"/>
    </style:style>
    <style:style style:name="T51" style:family="text">
      <style:text-properties officeooo:rsid="0095e2e1"/>
    </style:style>
    <style:style style:name="T52" style:family="text">
      <style:text-properties officeooo:rsid="009638f0"/>
    </style:style>
    <style:style style:name="T53" style:family="text">
      <style:text-properties officeooo:rsid="0099439a"/>
    </style:style>
    <style:style style:name="T54" style:family="text">
      <style:text-properties officeooo:rsid="009ad1d2"/>
    </style:style>
    <style:style style:name="T55" style:family="text">
      <style:text-properties officeooo:rsid="00a79cfc"/>
    </style:style>
    <style:style style:name="T56" style:family="text">
      <style:text-properties officeooo:rsid="00aa5212"/>
    </style:style>
    <style:style style:name="T57" style:family="text">
      <style:text-properties officeooo:rsid="00ab41bc"/>
    </style:style>
    <style:style style:name="T58" style:family="text">
      <style:text-properties officeooo:rsid="00abfc4c"/>
    </style:style>
    <style:style style:name="T59" style:family="text">
      <style:text-properties fo:font-style="normal" style:font-style-asian="normal" style:font-style-complex="normal"/>
    </style:style>
    <style:style style:name="T60" style:family="text">
      <style:text-properties fo:font-style="normal" officeooo:rsid="00abfc4c" style:font-style-asian="normal" style:font-style-complex="normal"/>
    </style:style>
    <style:style style:name="T61" style:family="text">
      <style:text-properties officeooo:rsid="00af7663"/>
    </style:style>
    <style:style style:name="T62" style:family="text">
      <style:text-properties officeooo:rsid="00b158df"/>
    </style:style>
    <style:style style:name="T63" style:family="text">
      <style:text-properties officeooo:rsid="00b5fa8e"/>
    </style:style>
    <style:style style:name="T64" style:family="text">
      <style:text-properties officeooo:rsid="00c2967a"/>
    </style:style>
    <style:style style:name="T65" style:family="text">
      <style:text-properties officeooo:rsid="00c3cc40"/>
    </style:style>
    <style:style style:name="T66" style:family="text">
      <style:text-properties officeooo:rsid="00c43fa5"/>
    </style:style>
    <style:style style:name="T67" style:family="text">
      <style:text-properties officeooo:rsid="00c4c9d6"/>
    </style:style>
    <style:style style:name="T68" style:family="text">
      <style:text-properties officeooo:rsid="00c4dc4f"/>
    </style:style>
    <style:style style:name="T69" style:family="text">
      <style:text-properties officeooo:rsid="00ce9dd4"/>
    </style:style>
    <style:style style:name="T70" style:family="text">
      <style:text-properties officeooo:rsid="00cf027d"/>
    </style:style>
    <style:style style:name="T71" style:family="text">
      <style:text-properties officeooo:rsid="00d5474a"/>
    </style:style>
    <style:style style:name="T72" style:family="text">
      <style:text-properties officeooo:rsid="00dc1f97"/>
    </style:style>
    <style:style style:name="T73" style:family="text">
      <style:text-properties officeooo:rsid="00dd1020"/>
    </style:style>
    <style:style style:name="T74" style:family="text">
      <style:text-properties officeooo:rsid="00dd2776"/>
    </style:style>
    <style:style style:name="T75" style:family="text">
      <style:text-properties officeooo:rsid="00e0646e"/>
    </style:style>
    <style:style style:name="T76" style:family="text">
      <style:text-properties officeooo:rsid="00e5dfb7"/>
    </style:style>
    <style:style style:name="T77" style:family="text">
      <style:text-properties officeooo:rsid="00e76220"/>
    </style:style>
    <style:style style:name="T78" style:family="text">
      <style:text-properties officeooo:rsid="00e83610"/>
    </style:style>
    <style:style style:name="T79" style:family="text">
      <style:text-properties officeooo:rsid="00e8cb49"/>
    </style:style>
    <style:style style:name="T80" style:family="text">
      <style:text-properties officeooo:rsid="00e9a1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That was exactly what I dreamed about, or rather did not allow myself to dream of in all those two years, that in the morning I would wake up not from the bellow of 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ext:soft-page-break/>The Arkhipenkos moved to the Kamchatka Peninsular, which, reportedly, was Fishermen’s Paradise with fish jumping into your skiff of their free will.</text:p>
      <text:p text:style-name="Standard">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text:soft-page-break/>It was unpleasant to stand pushed aside that way, but so I’d been asked.</text:p>
      <text:p text:style-name="List_20_Paragraph">(...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text:soft-page-break/>A truckload of bricks was brought from the brick factory, a truckload of sand, a half-ton of cement and – off went the construction works of the century!</text:p>
      <text:p text:style-name="Standard">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text:soft-page-break/>It took only a two-hour ride by a local train to get to Nezhin, twice shorter than to Kiev, and I did not care for the institution’s pedagogical quirk, most importantly, I would be able to read in English...</text:p>
      <text:p text:style-name="Standard">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text:soft-page-break/>Before my getting into the second verse, the examiner surrendered and yielded a passing score…</text:p>
      <text:p text:style-name="Standard">In the interval between the exams, I bought a couple of balloons for Lenochka.</text:p>
      <text:p text:style-name="Standard">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ext:soft-page-break/>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text:soft-page-break/>At my request, Lyalka called Shoorik out of the Loony dance-floor into a dark alley to have a talk with me.</text:p>
      <text:p text:style-name="Standard">I hit the summoned Shoorik on the jaw and he did a runner <text:span text:style-name="T63">with all deliberate speed.</text:span>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text:soft-page-break/>Once, being on high, I demanded from the saleswomen "The Ledger of Complaints and Proposals" which presence was the must in any store, and scribbled thanks for this fact, concluding it "be blessed, dearest dears!"</text:p>
      <text:p text:style-name="Standard">A graphomani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text:soft-page-break/>After the lockers, the room became a bit wider, with a bed, a cabinet-box, and another bed under each of the side walls. The wide, three-winged, window was right ahead with two more cabinet-boxes under its sill.</text:p>
      <text:p text:style-name="Standard">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text:soft-page-break/>year student with sideburns like in Pushkin's self-portraits, did explain to her that those ungrateful pigs were, actually, Jews themselves...</text:p>
      <text:p text:style-name="Standard">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ext:soft-page-break/>To tell the truth, I always remained rather old-fashioned…</text:p>
      <text:p text:style-name="Standard">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text:soft-page-break/></text:p>
      <text:p text:style-name="Standard">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text:soft-page-break/>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list xml:id="list3195332237" text:style-name="L1">
        <text:list-header>
          <text:p text:style-name="P14">After elaborate discussion of the cadre policy at the NGPI, we glided into petty gossips about our roommate Ostrolutsky who’s cool only at staggering but still believes—can you believe it?!—into final victory of Communism... Naivity itself...Though you never can tell...Who knows?. After all, they still keep Lenin’s mummy in the Mausoleum.. In future the medical science will get so advanced, they’ll learn to reassemble a guy by merely strings from his best shoes, you know... <text:s/></text:p>
          <text:p text:style-name="P15">Then <text:span text:style-name="T34">and there </text:span>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list-header>
      </text:list>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text:soft-page-break/>(...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text:soft-page-break/>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text:soft-page-break/>"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text:soft-page-break/>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text:soft-page-break/>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text:soft-page-break/>(...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text:soft-page-break/>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ext:soft-page-break/>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ext:soft-page-break/>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text:soft-page-break/>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text:soft-page-break/>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ext:soft-page-break/>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text:soft-page-break/>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text:soft-page-break/>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text:soft-page-break/>"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text:soft-page-break/>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text:soft-page-break/>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text:soft-page-break/>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text:soft-page-break/>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text:soft-page-break/>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text:soft-page-break/>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ext:soft-page-break/>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With the doorbell starting its buzz, Lyalka would go to the hallway and lead the visitor to the kitchen to <text:span text:style-name="T72">move</text:span> them <text:s/><text:span text:style-name="T72">shmotki, </text:span>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text:span text:style-name="T72">s</text:span>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text:soft-page-break/>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ext:span text:style-name="T48">forward </text:span>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text:soft-page-break/>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ext:soft-page-break/>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text:soft-page-break/>Of course, there still remained strong incentives of the sonorous yells and calls of fervent young voices over the field, and so diverse but equally attractive (each in its own way) forms of female students. Yet, my fingers, accustomed to <text:span text:style-name="T79">metal of</text:span> breaker<text:span text:style-name="T79">s</text:span> and <text:span text:style-name="T79">guitar</text:span>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text:soft-page-break/>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ext:soft-page-break/>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text:soft-page-break/>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text:soft-page-break/>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List_20_Paragraph">(...a booklet in red covers asserting your USSR citizenship was more than just ID card. It registered your movements about our boundless Soviet Homeland, witnessed changes in your matrimonial state, reflected changes in the expression of your facial features every ten years, and more.</text:p>
      <text:p text:style-name="List_20_Paragraph">Folks developed and cherished <text:span text:style-name="T58">strong </text:span>belief in the pleonasmic <text:span text:style-name="T57">omniscience of Organon, aka passport. They on the fly invented and endowed it with magic powers.</text:span> </text:p>
      <text:p text:style-name="List_20_Paragraph">In a separate development, a militiaman checked my passport and detected among its blank pages, reserved for stamps in the <text:s/>future, letter “Z” disguised for a casual wear smear. <text:span text:style-name="T58">The sign told him I was an ex-con, aka </text:span><text:span text:style-name="T5">zek. </text:span><text:span text:style-name="T60">He couldn’t read the duration of my stretch though and escorted me to a senior officer who advised him not to take anyone in a raincoat of unfamiliar cut for a threat to the public and state order.</text:span></text:p>
      <text:p text:style-name="List_20_Paragraph"><text:span text:style-name="T60">E</text:span><text:span text:style-name="T59">ven under socialism, wise people were still there. Thank you, unknown Captain!.)</text:span></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text:soft-page-break/>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text:soft-page-break/>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text:soft-page-break/>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text:soft-page-break/>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text:soft-page-break/>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text:soft-page-break/>"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text:soft-page-break/>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text:soft-page-break/>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ext:soft-page-break/>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For instance, in ZAGS closed after a working day, or in the Tourism Bureau. One time it was in an empty apartment on the fourth floor of a five-story building, not far from the main square.</text:p>
      <text:p text:style-name="Standard">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text:soft-page-break/>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in the booths, parroting the tape-recorded texts "Meet the Parkers" from the headphones on their heads. Some absolutely inappropriate place for disseminating of the Ukrainian nationalism.</text:p>
      <text:p text:style-name="Standard">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text:soft-page-break/>But her staring eyes, long since stunned, dim, and glassy, turned kinda swoony slugs and swam over all that rumbling crowd that flowed past her for hours, like some f-f..er..<text:span text:style-name="T30">I mean, </text:span>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he black-haired KGBist really fretted me already with his importunate demands to write a report and not to just play with the word order. And there popped up something to make him happy without harming innocent civilians...</text:p>
      <text:p text:style-name="Standard">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ext:soft-page-break/>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o the construction battalion, he also got because of some sight problems hidden behind the half-dark lenses in his glasses.</text:p>
      <text:p text:style-name="Standard">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text:soft-page-break/>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Slavik was standing by, but manly restrained himself.</text:p>
      <text:p text:style-name="Standard">I took another drag and said, "Slavik..."</text:p>
      <text:p text:style-name="P3">(...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text:soft-page-break/>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text:span text:style-name="T30">I mean, </text:span>flatly bending me out of shape.</text:p>
      <text:p text:style-name="Standard">Besides, Twoic and Slavik played "on one paw", that is as a team, having conspired, which means forget the hope that your seconded King, or Queen backed by two lower cards, will ever bring you a trick.</text:p>
      <text:p text:style-name="Standard">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text:soft-page-break/>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But a three-day leave for acute respiratory disease, aka ARD, I could easily procure without Dr. Grisha’s help.</text:p>
      <text:p text:style-name="Standard">Behind the Old Building, there stood the one-storied institute’s medical center.</text:p>
      <text:p text:style-name="Standard">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text:soft-page-break/>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But with all due respect to Lipes, that's not literature but just another illustration from the textbook The History of the Ancient World for the fifth grade of secondary school.</text:p>
      <text:p text:style-name="Standard">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text:soft-page-break/>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text:span text:style-name="T68">All work and no play in</text:span> perineum,</text:p>
      <text:p text:style-name="Quote"><text:span text:style-name="T68">makes Jack a dull </text:span>zygote..."</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text:soft-page-break/>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ext:soft-page-break/>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text:soft-page-break/>Starting with the clothes: in the era of totalitarian shortages, she managed to look <text:span text:style-name="T23">dressed </text:span>in a soigne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text:span text:style-name="T23">ic</text:span>-style <text:span text:style-name="T23">swift</text:span> steps <text:span text:style-name="T24">going</text:span> with <text:s/>decisive <text:span text:style-name="T24">hand </text:span>swing.</text:p>
      <text:p text:style-name="Standard">She had a round face with high cheekbones and a nose with a <text:span text:style-name="T24">weeny</text:span>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text:soft-page-break/>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over the scattered fragments of the first two – snap! – before mom and daddy wake up and finally turn to you…</text:p>
      <text:p text:style-name="Standard">The further, the sadder. The mood changes got substituted with undisguised sabotage!</text:p>
      <text:p text:style-name="Standard">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text:soft-page-break/>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text:soft-page-break/>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Who else can I love? Can’t you see it's only you who turns me on?"</text:p>
      <text:p text:style-name="Standard">"You still can't get it!"</text:p>
      <text:p text:style-name="Standard">"Okay. So I shouldn't have fallen in love with you?"</text:p>
      <text:p text:style-name="Standard">"No!"</text:p>
      <text:p text:style-name="Standard">"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text:soft-page-break/>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text:soft-page-break/>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text:soft-page-break/>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Everyone may get attracted by the novelty, but it takes a silly patsy to be caught out…</text:p>
      <text:p text:style-name="Standard">Well, and besides, there appeared Maria, a brunette of the age so ardently canvassed for by once the popular French writer Balzac.</text:p>
      <text:p text:style-name="Standard">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text:span text:style-name="T66">having</text:span> a <text:span text:style-name="T65">rather </text:span>busy <text:span text:style-name="T66">next</text:span> day <text:span text:style-name="T66">I still slotted a visit</text:span> <text:span text:style-name="T66">to the new acquantance and</text:span> found time <text:s/>money for a bottle of vodka which I carried using Alimosha’s trick – in the sleeve; it made for such a hard bicep.</text:p>
      <text:p text:style-name="Standard">So I came to the <text:span text:style-name="T66">said </text:span>address, the fourth floor, the door to the left. She opened.</text:p>
      <text:p text:style-name="Standard">We had a little snack and landed on the sofa. I do <text:span text:style-name="T65">hate coming on entering or almost so which happens at times, the slusses burst, the trickle out, you couldn’t help it and lost a usual quota of pleasure. Fuck!</text:span></text:p>
      <text:p text:style-name="Standard">"<text:span text:style-name="T66">S</text:span>orry," sa<text:span text:style-name="T66">ys</text:span> I, " <text:span text:style-name="T66">I</text:span>n <text:span text:style-name="T66">a dreadful </text:span>hurry. There's a concert at five."</text:p>
      <text:p text:style-name="Standard">Which concert? Where?.</text:p>
      <text:p text:style-name="Standard"><text:span text:style-name="T66">In short, s</text:span>he <text:span text:style-name="T66">also came to the Old Building Assembly Hall and was sitting</text:span> in the second row, when from the stage, and already playing the bass guitar, and already as the leading vocalist, I was screaming,</text:p>
      <text:p text:style-name="Quote">"Do you remember those two sta-a-rs?!</text:p>
      <text:p text:style-name="Quote">That disappeared from the sky?!.."</text:p>
      <text:p text:style-name="Standard">A third-year student, Vitya Kononevich, played the rhythm guitar and sang along, backing with a third; and on the drums some, well, Lyosha, it seems, also from that course, a local guy he was.</text:p>
      <text:p text:style-name="Standard"><text:soft-page-break/>After the concert, Maria and I had a walk. She led me to a friend of hers.</text:p>
      <text:p text:style-name="Standard">The woman brought a mug of medical alcohol out to the staircase landing, and a piece of fish for a snack.</text:p>
      <text:p text:style-name="Standard">It was 96 percent <text:span text:style-name="T65">medicine alcohol</text:span>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Sometimes, even way too late at night, the doorbell rang.</text:p>
      <text:p text:style-name="Standard">She rose from the bed, threw on her long gown and went out to the landing to have a word with the untimely visitor.</text:p>
      <text:p text:style-name="Standard">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text:soft-page-break/>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text:soft-page-break/>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text:soft-page-break/>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text:soft-page-break/>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text:soft-page-break/>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ext:soft-page-break/>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text:span text:style-name="T74">crowded</text:span>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text:soft-page-break/>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text:soft-page-break/>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text:soft-page-break/>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text:soft-page-break/>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text:soft-page-break/>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text:soft-page-break/>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text:soft-page-break/>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text:soft-page-break/>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text:soft-page-break/>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text:soft-page-break/>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text:soft-page-break/>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I did not object to his estimation for two reasons. Firstly, I knew that passages perceived in the form of the printed text as eroticism did look vulgar porn when presented in handwriting.</text:p>
      <text:p text:style-name="Standard">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text:soft-page-break/>No dictionary would present an entry for the word, yet what a juicy verb it is brimmed with immensely elastic plasticity! Its sound form alone will let you grasp with utmost precision the action's quintessence, as well as the <text:span text:style-name="T24">tense</text:span> inner state of the <text:span text:style-name="T24">poor asshole</text:span> <text:span text:style-name="T24">all in a dither</text:span>.</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text:soft-page-break/>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Gray!"</text:p>
      <text:p text:style-name="Standard">The passers-by kept bypassing us along the sidewalk...</text:p>
      <text:p text:style-name="Standard">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text:soft-page-break/>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here was a team of dockers, so skinny them all because they live on just rice and seafood.</text:p>
      <text:p text:style-name="Standard">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ext:soft-page-break/>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place, where the scattered light from the opening to the outside pit outlined a mesh bed frame, leaned against the wall. It remained only to lower it to the floor and crash down upon it <text:span text:style-name="T14">and conked off</text:span>.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text:soft-page-break/>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text:span text:style-name="T30">I mean, </text:span>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Where's the f-f..er..fundamental justice, eh?..)</text:p>
      <text:p text:style-name="Standard">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 <text:span text:style-name="T76">Good timing.</text:span></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text:soft-page-break/>common, timorous, unspoiled, lad from the Settlement, the like extravagances seemed way too deep…</text:p>
      <text:p text:style-name="P8">The technical assistance was applied in a neutral, of course, room in a <text:span text:style-name="T51">distanced,</text:span> orogenital way. <text:span text:style-name="T51">With the business-like </text:span><text:s/>warning not to crumple her breasts, <text:span text:style-name="T51">where there were no </text:span><text:s/>erogenous zones, <text:span text:style-name="T51">she flung my jeans open, <text:s/>zapped <text:s/>my cock out and went down on it</text:span>. <text:span text:style-name="T52">The pecker met the attacking force with brave unyielding hardon which attitude was retained through all of the procedure. Regrettably so... Time went on, she obviously ran out of her store of tricks in giving head but I still couldn’t cum. The situation more and more <text:s/>acquired the air of monotony a</text:span>nd even considering the ringlets of her hair the color of raven's wing, and the glasses which she never took off, was of no help. <text:span text:style-name="T53">And when there started to surface superfluous analogies and uncalled-for reminiscences <text:s/>of a dark alley in the park of Stavropol, I beat a retreat which is not an easy maneuver with a stubborn stalwart <text:s/>at presenting arms in the leg of your jeans.</text:span></text:p>
      <text:p text:style-name="Standard">Still and all, what a <text:span text:style-name="T54">smart hell of a </text:span>subtle plan it was! <text:span text:style-name="T54">The second to none</text:span> willingness for genuine self-sacrifice! Really, if you find a second to consider it <text:span text:style-name="T76">sufficient introspection</text:span>. <text:span text:style-name="T76">A knightly deed under the circustances...</text:span> Catering a blow job to Spotty, who had no idea of whereabouts of those f-f…er...fickle erogenous zones of hers. The <text:span text:style-name="T76">chivalrous </text:span><text:s/>readiness for anything just to please your beloved! If it was not an irrefutable evidence of selfless love and tender care, I know of nothing else that could be…</text:p>
      <text:p text:style-name="P9">Nevertheless, I did not disclose to Eera what namely I had to undergo endeavoring to make her feel good. Just because I never was in favor of flashing my positive aspects or advertising my noble deeds <text:span text:style-name="T77">too ostentatiously</text:span>...</text:p>
      <text:p text:style-name="Standard">Later on, that New Year night, when Eera and I sat up at the table again, wrapped in bedsheets like Romans in their togas, Spotty walked by the door opened to the corridor.</text:p>
      <text:p text:style-name="Standard">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ext:soft-page-break/>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 <text:soft-page-break/><text:span text:style-name="T19">because it’s where things get always somewhat messy, I mean them those canteens</text:span>.</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text:soft-page-break/>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But why did Volodya not talk for himself? After all, we were together in the United Mus-Ped and Anlo-Fac CJI team and took the honorable third place out of the three available.</text:p>
      <text:p text:style-name="Standard">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text:soft-page-break/>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and pulled up by the second adorned with two headings from different newspapers:</text:p>
      <text:p text:style-name="Subtitle"><text:s/>"Biathlon Sport for Courageous</text:p>
      <text:p text:style-name="Subtitle"><text:s/>Communism Our Aim"</text:p>
      <text:p text:style-name="Standard">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ext:soft-page-break/>Twoic advised me to consult with Dr. Grisha who ponderously shook his head, and admitted that several cases of gonorrhea infection had already been recorded in the hostel.</text:p>
      <text:p text:style-name="Standard">What f-f..er..<text:span text:style-name="T30">I mean, </text:span>flicking gonorrhea?</text:p>
      <text:p text:style-name="Standard">Yes. The symptoms were very similar, but to know for sure there was needed a laboratory analysis of the semen.</text:p>
      <text:p text:style-name="Standard">What the f-f..<text:span text:style-name="T30">I mean,</text:span>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I zipped up my jeans and, for a goodbye, Grisha gave me a patent medication, some Rifadin in capsules…</text:p>
      <text:p text:style-name="Standard">Mindful of Maria's promise to cure me in the case of S.T.D., I called her and she told me to come that evening.</text:p>
      <text:p text:style-name="Standard">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text:soft-page-break/>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ext:soft-page-break/>The local train arrived and, crossing over the platform to the car, I gave the urn one last and proud glance – bushes or no bushes but that f-f..er..<text:span text:style-name="T30">I mean, </text:span>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text:span text:style-name="T50">rackishness</text:span>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My mother replied, that hemp produced a lot of seeds (such small, round, oily looking, beads) and at Bazaar the canary keepers were simply scrambling for that perfect food for their feathered singers...</text:p>
      <text:p text:style-name="Standard">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text:soft-page-break/>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text:soft-page-break/>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here was enough living space in our brick-paneled half-khutta of three rooms and a kitchen plus veranda, apart from the summer room in the yard under one roof with the shed.</text:p>
      <text:p text:style-name="Standard">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text:soft-page-break/>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P5">The sidekick lived on the fourth floor with his cat, who<text:span text:style-name="T16">m</text:span> he grab<text:span text:style-name="T16">bed</text:span> <text:span text:style-name="T16">regularly to</text:span> and hurl against <text:span text:style-name="T16">the wall or </text:span>anything at all. Not everyone <text:span text:style-name="T16">brings</text:span> <text:span text:style-name="T16">up </text:span>their pet<text:span text:style-name="T16">s </text:span>by<text:span text:style-name="T16"> unsystematic fondling. He shared that sometimes</text:span> at night he <text:span text:style-name="T17">got waked</text:span> up <text:span text:style-name="T17">by</text:span> <text:span text:style-name="T17">a</text:span> gentle touch of her fangs <text:span text:style-name="T17">at</text:span> his Adam's apple. She did not <text:span text:style-name="T17">spoil</text:span> <text:span text:style-name="T17">the throat</text:span> skin though, <text:span text:style-name="T17">just held it in</text:span> a kinda soft reminder who was the midnight commander in the place they shared...</text:p>
      <text:p text:style-name="Standard">When we were about to leave, Eera discovered the loss of her gloves. The sidekick swore he had not seen any.</text:p>
      <text:p text:style-name="Standard">Burning with shame, I began to speculate about the gloves being forgotten at Loony, <text:span text:style-name="T17">yet</text:span> Lyalka insisted on the search <text:span text:style-name="T17">to go on </text:span>until they were eventually <text:span text:style-name="T17">spotted</text:span>, behind the floor mirror in the hallway. <text:span text:style-name="T17">Some</text:span> cats are <text:span text:style-name="T17">more cunning at theft than even such attested pilferers as magpies...</text:span></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text:soft-page-break/>At that Eera's visit, we spent the night at Skully's, who had already become an Ado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Consider me, for instance.</text:p>
      <text:p text:style-name="Standard">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text:soft-page-break/>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text:span text:style-name="T80">See</text:span>, <text:span text:style-name="T80">dudes</text:span>? The helmet is a good idea, so they do not need to scratch your brains off the asphalt, the <text:span text:style-name="T80">shit</text:span> <text:span text:style-name="T80">stays</text:span>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text:soft-page-break/>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text:soft-page-break/>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text:span text:style-name="T30">I mean, filled</text:span> everyone’<text:span text:style-name="T30">s ears</text:span>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text:soft-page-break/>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text:span text:style-name="T30">I mean, </text:span>flimsy two hundred meters, but I'm sure that was not the limit of his knack for loitering.</text:p>
      <text:p text:style-name="Standard">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text:soft-page-break/>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text:s/>to <text:span text:style-name="T67">fit</text:span>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text:soft-page-break/>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text:span text:style-name="T30">I mean, </text:span>fanciful plans from Igor, I was physically unable lining dolls in a row on the piano lid.</text:p>
      <text:p text:style-name="Standard">I asked Zhomnir not to worry and put whatever mark he could. I really did not give a f-f..er.. I found it meaningless, I mean.</text:p>
      <text:p text:style-name="Standard"><text:soft-page-break/>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text:soft-page-break/>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text:soft-page-break/>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text:soft-page-break/>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text:soft-page-break/>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text:soft-page-break/>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text:soft-page-break/>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text:soft-page-break/>Sometimes the prisoners of war ran for 100 meters, sometimes they ran away from the camp. Then they were invariably caught, brought back and executed in front of all the other prisoners, which did not prevent the following attempts at escape. <text:span text:style-name="T20">Which is</text:span> quite natural because sometimes <text:span text:style-name="T20">there comes the feeling </text:span><text:s/>that you don't <text:span text:style-name="T20">fucking </text:span>care anymore <text:span text:style-name="T20">about anything at </text:span>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text:p>
      <text:p text:style-name="Standard">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ext:soft-page-break/>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At the lectures, I submerged into the endless story of Joseph and his brothers; it became deeper and more palpable, sort of a bass-relief of tranquil streamflow, in the wake of a blunt smoked in the restroom during the break.</text:p>
      <text:p text:style-name="Standard">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text:soft-page-break/>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text:span text:style-name="T43">jag</text:span> with scissors a Belomor-Canal cigarette taken from me.</text:p>
      <text:p text:style-name="Standard">She did not make a secret of her pregnancy, and still in the second month ordered from Lyalka's mother an elegant <text:span text:style-name="T67">loosely fitting</text:span> <text:span text:style-name="T4">sarafan</text:span>-<text:span text:style-name="T67">shift</text:span>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I recollect a moment in the scrimmage with me standing on someone's bed while one of the opponents kept his stupid mug in front of my shoe toes begging for a kick, but I restrained myself because he wanted it too much.</text:p>
      <text:p text:style-name="Standard">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text:soft-page-break/>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I liked it. And I also liked Eera's story about the inhumanity of Zhomnir.</text:p>
      <text:p text:style-name="Standard">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text:soft-page-break/>(...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Sitting on the potty, I read scraps of an article about big Soviet trucks.</text:p>
      <text:p text:style-name="List_20_Paragraph">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text:soft-page-break/>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text:soft-page-break/>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text:soft-page-break/>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text:soft-page-break/>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ext:soft-page-break/>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text:soft-page-break/>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text:soft-page-break/>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ext:soft-page-break/>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text:soft-page-break/>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10">He quite correctly noted, that some part of his working time a laborer toils for himself, and another part for the factory owner. Good fellow, Karl, hit the bulls-eye!</text:p>
      <text:p text:style-name="P10">However, that's not all there is there to it.</text:p>
      <text:p text:style-name="P10">The main (yet unnoticed) trick lurks in the fact, that it is impossible to determine who exactly the laborer toils for at this or that part of a split second.</text:p>
      <text:p text:style-name="P10">And this, not yet perceived (still indisputable), truth is applicable not only to the methods of production but to any other sphere of human activities as well.</text:p>
      <text:p text:style-name="P11">(Hopefully, I'm not advancing too fast, and you have time to stick done your notes?</text:p>
      <text:p text:style-name="P10">Okay, reach to the full-stop, while I'm opening the second bottle.)</text:p>
      <text:p text:style-name="P10">Hence, we can safely state, that there are no bad guys in the world, but there are no good guys either.</text:p>
      <text:p text:style-name="P10">An elusive, uncatchable, fraction of a second separates good from evil.</text:p>
      <text:p text:style-name="P10">Well, so you think that guy is a good man? I love your naivety!</text:p>
      <text:p text:style-name="P10">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10">Or let's take those same witches queuing to be burned at the stake and illuminate the darkness of the Middle Ages.</text:p>
      <text:p text:style-name="P10">The gloomy blockheads of executioners could not understand that they were burning not the right ones, and at the wrong moment.</text:p>
      <text:p text:style-name="P10">My point is, no matter how – at the stake, on the pile, in the guillotine, on the electric chair, in the gallows, against a wall facing the firing squad...well, whatever!.. they always execute the innocent.</text:p>
      <text:p text:style-name="P10">These are not those ones, those were not these. No!. Too late…The pattern iterates in the same endless vicious loop...</text:p>
      <text:p text:style-name="P10">But even those, at the moment of wrong-doing, were simply order-executing tools.</text:p>
      <text:p text:style-name="P10">Whose orders? Who were they toiling for?</text:p>
      <text:p text:style-name="P10">Well, if I had the answer to that question, would I be living here, eh?</text:p>
      <text:p text:style-name="P10">One thing is clear, though.</text:p>
      <text:p text:style-name="P10">Between the tool engaged at the operation end and the don of mafia there lies a chain of several links making the "who" practically untraceable.</text:p>
      <text:p text:style-name="P10">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text:soft-page-break/>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text:soft-page-break/>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text:span text:style-name="T13">As it stood, m</text:span>y translations <text:span text:style-name="T13">had ceased to be</text:span> <text:span text:style-name="T13">mere</text:span> scribbling, <text:span text:style-name="T13">yet</text:span> still remained <text:span text:style-name="T13">in a ballpark, kinda</text:span> a beta version. He did not insist on changing the author, but let them be upgraded to the alpha...</text:p>
      <text:p text:style-name="Standard">He left, and I respectfully admired the skills of the old school.</text:p>
      <text:p text:style-name="Standard">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text:soft-page-break/>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text:span text:style-name="T30">I mean, </text:span>fabulous sack in the kitchen, but it stuck there already so long that even the mother-in-law started to grumble just to <text:soft-page-break/>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text:soft-page-break/>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text:soft-page-break/>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ext:soft-page-break/>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2">semi</text:span>-translucent, <text:span text:style-name="T12">ceiling and </text:span>walls, I lay on a gurney, trying to become unnoticeable in the cold <text:span text:style-name="T12">dim </text:span>fluorescent light flooding from everywhere <text:span text:style-name="T12">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text:soft-page-break/>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text:span text:style-name="T25">was beyond the old-time etiology and submerged</text:span> too deeply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text:span text:style-name="T25">firm</text:span> footing for <text:span text:style-name="T25">ensuring</text:span> my function in <text:span text:style-name="T25">general scheme of things if only I discover it and assess properly</text:span>...)</text:p>
      <text:p text:style-name="Standard"><text:soft-page-break/>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ext:soft-page-break/>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text:soft-page-break/>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ext:soft-page-break/>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somewhere <text:span text:style-name="T21">something</text:span> was <text:span text:style-name="T21">drastically amiss</text:span>; I <text:span text:style-name="T21">made a terrible mistake</text:span>, <text:span text:style-name="T21">miscalculated</text:span>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text:soft-page-break/>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From the other side of the stone wall came the sounds of the tires screeching sharply, of the clashes and roar of <text:span text:style-name="T12">lorry motors</text:span> along the difficult roads, <text:span text:style-name="T12">forth and back,</text:span> in the endless universal battle.</text:p>
      <text:p text:style-name="Standard">The boys sat there as mere on-lookers as if having no idea that behind their backs a member of RM<text:span text:style-name="T12">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text:soft-page-break/>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text:soft-page-break/>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ext:soft-page-break/>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text:soft-page-break/>"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text:soft-page-break/>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text:soft-page-break/>"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text:soft-page-break/>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ext:soft-page-break/>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ext:soft-page-break/>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text:soft-page-break/>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text:soft-page-break/>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text:soft-page-break/>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text:soft-page-break/>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ext:soft-page-break/>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text:soft-page-break/>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text:span text:style-name="T63">while</text:span> at present he was too keen on <text:span text:style-name="T63">producing baloney sensations </text:span>by <text:span text:style-name="T63">hoopla</text:span>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text:soft-page-break/>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text:soft-page-break/>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text:span text:style-name="T55">took a </text:span>lik<text:span text:style-name="T55">ing to</text:span> him just so, <text:span text:style-name="T56">no proof demanded, like, bread’n’fish multiplication and stuff. In fact, his trick about juvenilization of my worn-out passport was more than enough for me</text:span>.</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ext:soft-page-break/>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text:soft-page-break/>—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text:soft-page-break/>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text:soft-page-break/>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text:soft-page-break/>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text:soft-page-break/>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here I dropped the catch tenderly into a trash bin saying, "Not while I'm around, please."</text:p>
      <text:p text:style-name="List_20_Paragraph">(...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ext:soft-page-break/>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When the ticket office window was closed, I remained standing nearby, like a statue with the three red roses in my hand, and only put the apricots on the floor under the window. Keeping four kilos for an hour seemed too much of a strain for my hand.</text:p>
      <text:p text:style-name="Standard">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ext:soft-page-break/>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ext:soft-page-break/>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text:soft-page-break/>"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text:soft-page-break/>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text:soft-page-break/>...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text:soft-page-break/>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text:soft-page-break/>"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text:soft-page-break/>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List_20_Paragraph">(...yes, because the clothes we wear are not for just airing our dress-code. Their main designation is to protect us, not just from seasons and weather which is too trivial. First and foremost, they have to protect us from other humans clad more appropriately for the situation.</text:p>
      <text:p text:style-name="List_20_Paragraph">Remember that Yalta Conference? Stalin and Churchillin the greatcoats of higher commanders at their respective armed forces and <text:span text:style-name="T69">Franklin D.</text:span> R<text:span text:style-name="T69">oose</text:span>velt <text:span text:style-name="T69">between the iron-clad rhinoceroses flashing democratic chic</text:span>? <text:s/><text:span text:style-name="T70">Guess whose country had to bury their leader a couple of months later. I can’t keep back the tears of condolence watching his naive necktie and defenseless fly in the pictures.</text:span></text:p>
      <text:p text:style-name="List_20_Paragraph">But then who knows? FDR might have been in a suicidal mood right then...) </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text:soft-page-break/>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text:span text:style-name="T28">n inaudibly</text:span> rumbling computer in my mind (although I did not even know then the word "computer") <text:span text:style-name="T28">revving in a hectic round of</text:span> the combinatorial <text:span text:style-name="T28">analyses</text:span> of all the possible responses <text:span text:style-name="T28">to</text:span> choose the one which value would not lose its validity even in the most unforeseeable future.</text:p>
      <text:p text:style-name="List_20_Paragraph">(...an idiot!</text:p>
      <text:p text:style-name="List_20_Paragraph">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text:soft-page-break/>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text:soft-page-break/>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doptee.</text:p>
      <text:p text:style-name="Standard">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text:soft-page-break/>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do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text:soft-page-break/>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text:soft-page-break/>"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ext:soft-page-break/>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text:soft-page-break/>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text:soft-page-break/>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text:soft-page-break/>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ext:soft-page-break/>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text:soft-page-break/>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text:soft-page-break/>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text:soft-page-break/>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text:soft-page-break/>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ext:soft-page-break/>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ext:soft-page-break/>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text:soft-page-break/>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5">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o which call Peter Lysoon would respond despondently: "What? Again to attack? And which way lies your "forward"?</text:p>
      <text:p text:style-name="Standard">And that <text:span text:style-name="T46">wa</text:span>s the signal to grab your shovel, <text:span text:style-name="T46">splat dirt atop the wall in progress,</text:span> and start <text:span text:style-name="T46">to </text:span>liv<text:span text:style-name="T46">e</text:span> on <text:span text:style-name="T46">further..</text:spa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30">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text:soft-page-break/>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soft-page-break/><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do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text:soft-page-break/>"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text:soft-page-break/>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text:soft-page-break/>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he narrow sidewalk allowed for only two persons to go side by side, and Eera was in the first couple walking along with Twoic. He wore a long sheepskin coat and a furry <text:span text:style-name="T4">malakhai</text:span>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text:soft-page-break/>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ext:span text:style-name="T73">Some emprises are certainly not worth it, like begging pardon of stranger</text:span>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33">acquiescent </text:span>passives?"</text:p>
      <text:p text:style-name="Standard">Still and all, that f-f..er..<text:span text:style-name="T30">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text:soft-page-break/>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text:soft-page-break/>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text:soft-page-break/>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30">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ext:soft-page-break/>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text:soft-page-break/>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text:soft-page-break/>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text:soft-page-break/>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text:soft-page-break/>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ext:soft-page-break/>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text:soft-page-break/>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text:soft-page-break/>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text:soft-page-break/>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text:soft-page-break/>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text:soft-page-break/>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text:soft-page-break/>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text:soft-page-break/>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text:soft-page-break/>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text:soft-page-break/>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text:soft-page-break/>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text:span text:style-name="T75">so amazingly clear</text:span>: they had been expecting a real warlock to pick up the book in <text:span text:style-name="T75">coarse </text:span>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text:soft-page-break/>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text:soft-page-break/>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text:soft-page-break/>(...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text:soft-page-break/>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text:soft-page-break/>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6">But I remained dead sure that were the mortar <text:span text:style-name="T38">slushed into brick joints with </text:span>the <text:s/>proper <text:span text:style-name="T38">righteousness and</text:span> <text:s/>not in the hasty style of "off we drive!" no unknown reserves in the human body would <text:span text:style-name="T39">get</text:span> me <text:span text:style-name="T39">off the hook</text:span>.</text:p>
      <text:p text:style-name="Standard"><text:soft-page-break/>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ext:soft-page-break/>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text:soft-page-break/>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text:soft-page-break/>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text:soft-page-break/>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text:soft-page-break/>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36">too deeply troubled in their head</text:span> to turn to the original source <text:span text:style-name="T36">were annoyingly</text:span> <text:span text:style-name="T32">sane</text:span> enough to beg it from me.</text:p>
      <text:p text:style-name="Standard">To show that it was over, I patted at the emptied pocket, but then, recollecting that lying was not the right thing to do, I shared the sugar from the other pocket in my pajamas.</text:p>
      <text:p text:style-name="Standard"><text:soft-page-break/>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text:soft-page-break/>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text:soft-page-break/>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text:soft-page-break/>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text:soft-page-break/>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text:soft-page-break/>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text:soft-page-break/>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27">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ext:soft-page-break/>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text:soft-page-break/>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text:soft-page-break/>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text:soft-page-break/>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ext:soft-page-break/>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text:soft-page-break/>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text:soft-page-break/>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47">boarding his</text:span> troll<text:span text:style-name="T47">y</text:span> 47 <text:span text:style-name="T47">awfully</text:span> careful not to touch anyone, <text:span text:style-name="T47">yet</text:span> all the same there suddenly was a <text:span text:style-name="T47">sand </text:span>desert all around <text:span text:style-name="T47">and he had</text:span> just a worn-out rag on his loins, <text:span text:style-name="T47">as anyone else in the</text:span> pack of similarly skinny, naked, <text:span text:style-name="T47">fellers as </text:span>sunburned <text:span text:style-name="T47">as</text:span> him when a <text:soft-page-break/>band of horsemen galloped from behind a <text:span text:style-name="T47">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text:soft-page-break/>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text:soft-page-break/>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ext:soft-page-break/>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text:soft-page-break/>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29">however,</text:span> I dreaded to <text:span text:style-name="T29">consider </text:span>such a probability and kicked away <text:span text:style-name="T29">all the anal-sadistic speculations</text:span> on th<text:span text:style-name="T29">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ext:soft-page-break/>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text:soft-page-break/>SHE CALLED FOR HELP TO GET PROTECTED FROM ME</text:p>
      <text:p text:style-name="Standard">I never touch her, <text:span text:style-name="T26">I </text:span>just lay <text:span text:style-name="T26">on my side with my arm bent at the elbow to prop </text:span>my jaw in <text:span text:style-name="T26">the capped hand above the pillow and idly watched</text:span>, like a beach-goer estimating <text:span text:style-name="T26">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26">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text:soft-page-break/>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text:soft-page-break/>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text:soft-page-break/>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text:soft-page-break/>"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text:soft-page-break/>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text:soft-page-break/>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text:soft-page-break/>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text:soft-page-break/>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text:soft-page-break/>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text:soft-page-break/>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text:soft-page-break/>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41">and t</text:span>he moment as the hammer handle <text:span text:style-name="T41">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41">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text:soft-page-break/>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ext:soft-page-break/>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text:soft-page-break/>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text:soft-page-break/>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ext:soft-page-break/>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text:soft-page-break/>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7">announced</text:span> by <text:span text:style-name="T7">Leonid </text:span>Brezhnev <text:span text:style-name="T7">scrutinizing</text:span> the sheet of his welcome speech <text:span text:style-name="T7">with triple senile smooches on every other word written for him to read out</text:span>.</text:p>
      <text:p text:style-name="P12">She becomes that bitch<text:span text:style-name="T7">y</text:span> iron <text:span text:style-name="T7">twat</text:span> <text:span text:style-name="T7">who </text:span>starved to death twenty-nine Irish <text:span text:style-name="T7">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text:soft-page-break/>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42">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text:soft-page-break/>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ext:soft-page-break/>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30">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ext:soft-page-break/>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ext:soft-page-break/>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ext:soft-page-break/>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text:soft-page-break/>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text:soft-page-break/>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text:soft-page-break/>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text:soft-page-break/>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text:soft-page-break/>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text:soft-page-break/>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6">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text:soft-page-break/>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ext:soft-page-break/>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ext:soft-page-break/>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text:span text:style-name="T64">Don’t sprawl! </text:span>Get seated as you should! <text:span text:style-name="T64">Forgotten</text:span>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text:soft-page-break/>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text:soft-page-break/>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text:soft-page-break/>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text:soft-page-break/>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text:soft-page-break/>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text:soft-page-break/>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text:s/>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text:soft-page-break/>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text:soft-page-break/>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11">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ext:soft-page-break/>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text:soft-page-break/>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text:soft-page-break/>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text:soft-page-break/>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text:soft-page-break/>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ext:soft-page-break/>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text:soft-page-break/>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text:soft-page-break/>"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37">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text:soft-page-break/>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text:soft-page-break/>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text:soft-page-break/>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ext:soft-page-break/>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text:soft-page-break/>"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text:span text:style-name="T72">out </text:span>a<text:span text:style-name="T72">n icky snigger</text:span>,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text:span text:style-name="T61">uff</text:span>-ch<text:span text:style-name="T61">uff</text:span>.</text:p>
      <text:p text:style-name="Standard">She chuckled and answered in a villagers parlance, so that the <text:span text:style-name="T62">churl</text:span> of me would <text:span text:style-name="T62">get it</text:span>, "Ain't a-having <text:span text:style-name="T61">no</text:span> ch<text:span text:style-name="T61">uff</text:span>-ch<text:span text:style-name="T61">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text:soft-page-break/>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text:soft-page-break/>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text:soft-page-break/>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text:soft-page-break/>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30">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text:soft-page-break/>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ext:soft-page-break/>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22">ravish in ecstasy of cutting all the tethers</text:span>, <text:span text:style-name="T22">getting loose and letting yourself go, </text:span>at least sometimes… <text:span text:style-name="T22">However, n</text:span>ot everyone is vouchsafed the pleasure. Me neither; because even while raging and <text:span text:style-name="T22">being </text:span>carried away with the <text:span text:style-name="T22">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text:soft-page-break/>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text:soft-page-break/>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text:soft-page-break/>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text:soft-page-break/>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text:soft-page-break/>...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30">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text:soft-page-break/>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7">Then I folded the wet<text:span text:style-name="T49">ted</text:span> cover <text:span text:style-name="T49">not to contact</text:span> the <text:span text:style-name="T49">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4">I did not mind being squeezed from all sides by passengers <text:span text:style-name="T9">tightly </text:span>packed like sardines in the streetcar <text:span text:style-name="T9">to shape you into a concave quarry pip of the Ace of Diamonds</text:span>, <text:span text:style-name="T9">as long as they don’t</text:span> press you against <text:span text:style-name="T9">the rondure</text:span> of a young <text:span text:style-name="T10">female ass</text:span>, <text:span text:style-name="T10">which is</text:span> grossly unfair.</text:p>
      <text:p text:style-name="Standard"><text:soft-page-break/>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30">I mean, </text:span>frolic was I supposed to do with that f-f..er..funky Libido, being neither Van Gogh nor Walt Whitman?!.</text:p>
      <text:p text:style-name="Standard">That f-f..er..<text:span text:style-name="T30">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text:soft-page-break/>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text:soft-page-break/>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text:soft-page-break/>"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text:soft-page-break/>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44">a suave gallant</text:span> for you! <text:span text:style-name="T44">in his</text:span> <text:span text:style-name="T44">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45">time and again</text:span> pop<text:span text:style-name="T45">s</text:span> up <text:span text:style-name="T45">some or another </text:span>defector like Freud...<text:span text:style-name="T45">who</text:span> cinch their specific vision of the world into the cart of servicing their wallets and open Viennese schools...to keep the pot boiling...<text:span text:style-name="T35">but could be quite a normal schizophrenic, as free as the rest of us...a weakling, got caught with the lime for dickhead <text:s/>suckers: “the longer the line of 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oft-page-break/><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text:soft-page-break/>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text:soft-page-break/>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text:soft-page-break/>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text:soft-page-break/>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8">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ext:soft-page-break/>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8">From the Suburban Trains Station rushed a whole catchall of sundries in the waves of the newly arrived </text:span>crowd <text:span text:style-name="T9">loaded with</text:span> <text:span text:style-name="T40">their ruck of </text:span>mesh bags, suitcases, <text:span text:style-name="T9">rolls of wallpaper, </text:span>packages, boxes, buckets, bundles of pipes, briefcases, backpacks, seedlings, cornices, bird-cages and other imaginable and unthinkable <text:span text:style-name="T9">items</text:span>;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text:soft-page-break/>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text:soft-page-break/>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text:soft-page-break/>At the next but one table from me, two, Germanly colorless, girls exchange brief clues over their table, while doing their level best at keeping their looks off me.</text:p>
      <text:p text:style-name="Standard">Damn that f-f..er..<text:span text:style-name="T30">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text:soft-page-break/>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55">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55">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text:soft-page-break/>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text:soft-page-break/>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text:soft-page-break/>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oft-page-break/><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text:soft-page-break/>"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text:soft-page-break/>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text:soft-page-break/>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text:soft-page-break/>"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text:soft-page-break/>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ext:soft-page-break/>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text:soft-page-break/>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text:soft-page-break/>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ext:soft-page-break/>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text:soft-page-break/>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text:soft-page-break/>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text:soft-page-break/>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text:soft-page-break/>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text:soft-page-break/>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ext:soft-page-break/>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text:soft-page-break/>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text:soft-page-break/>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text:soft-page-break/>(...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text:soft-page-break/>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text:soft-page-break/>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ext:soft-page-break/>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text:soft-page-break/>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text:soft-page-break/>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ext:soft-page-break/>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text:soft-page-break/>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text:soft-page-break/>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ext:soft-page-break/>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text:soft-page-break/>"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text:soft-page-break/>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text:soft-page-break/>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10">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text:soft-page-break/>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text:soft-page-break/>–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text:soft-page-break/>(...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text:soft-page-break/>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text:soft-page-break/>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ext:soft-page-break/>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text:soft-page-break/>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78">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ext:soft-page-break/>...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text:soft-page-break/>...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text:soft-page-break/>...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text:soft-page-break/>...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text:soft-page-break/>...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text:soft-page-break/>...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text:soft-page-break/>...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text:soft-page-break/>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text:soft-page-break/>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text:soft-page-break/>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text:soft-page-break/>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text:soft-page-break/>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text:soft-page-break/>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text:soft-page-break/>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text:soft-page-break/>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text:soft-page-break/>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text:soft-page-break/>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31">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text:soft-page-break/>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text:soft-page-break/>(...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text:soft-page-break/>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18">entirely my fault. Had Sahtic asked a direct question, like, </text:span>“H<text:span text:style-name="T18">ow many times did they</text:span> lock <text:span text:style-name="T18">you</text:span> up in a madhouse?” <text:span text:style-name="T18">then</text:span>, as a <text:span text:style-name="T18">well-trained supporter of righteousness and, generally, </text:span>man of principle, <text:span text:style-name="T18">I </text:span>would give a <text:span text:style-name="T18">direct exhaustive </text:span>answer. <text:span text:style-name="T18">(It’s noteworthy, that handling me is a fairly straightforward and intuitive job.)</text:span></text:p>
      <text:p text:style-name="Standard"><text:span text:style-name="T18">Now</text:span>, <text:span text:style-name="T18">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text:soft-page-break/>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text:soft-page-break/>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oft-page-break/><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text:soft-page-break/>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ext:soft-page-break/>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ext:soft-page-break/>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text:soft-page-break/>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text:soft-page-break/>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ext:soft-page-break/>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text:soft-page-break/>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71">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text:soft-page-break/>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31">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text:soft-page-break/>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251</meta:editing-cycles>
    <meta:creation-date>2020-04-05T06:17:00</meta:creation-date>
    <dc:date>2020-08-06T11:13:57.939303798</dc:date>
    <meta:editing-duration>P7DT14H26M30S</meta:editing-duration>
    <meta:generator>LibreOffice/6.1.5.2$Linux_X86_64 LibreOffice_project/10$Build-2</meta:generator>
    <meta:document-statistic meta:table-count="0" meta:image-count="0" meta:object-count="0" meta:page-count="405" meta:paragraph-count="7654" meta:word-count="198010" meta:character-count="1106500" meta:non-whitespace-character-count="915754"/>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